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Heading_20_2">
      <style:paragraph-properties fo:text-align="center" style:justify-single-word="false"/>
      <style:text-properties officeooo:paragraph-rsid="0020fc6b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Text_20_body" style:list-style-name="L1">
      <style:text-properties officeooo:rsid="001d82dd"/>
    </style:style>
    <style:style style:name="P9" style:family="paragraph" style:parent-style-name="Text_20_body" style:list-style-name="L1">
      <style:text-properties officeooo:rsid="001d82dd" officeooo:paragraph-rsid="001d82dd"/>
    </style:style>
    <style:style style:name="P10" style:family="paragraph" style:parent-style-name="Text_20_body" style:list-style-name="L2">
      <style:text-properties officeooo:rsid="001d82dd"/>
    </style:style>
    <style:style style:name="P11" style:family="paragraph" style:parent-style-name="Text_20_body" style:list-style-name="L3">
      <style:text-properties officeooo:rsid="001d82dd"/>
    </style:style>
    <style:style style:name="P12" style:family="paragraph" style:parent-style-name="Text_20_body" style:list-style-name="L4">
      <style:text-properties officeooo:rsid="001d82dd"/>
    </style:style>
    <style:style style:name="T1" style:family="text">
      <style:text-properties officeooo:rsid="0020fc6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E2MMA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1"><text:a xlink:type="simple" xlink:href="#__RefHeading___Toc1428_1747935133" office:name="Liste Materiel" text:style-name="Index_20_Link" text:visited-style-name="Index_20_Link">Liste Materiel<text:tab/>2</text:a></text:p>
          <text:p text:style-name="P2"><text:a xlink:type="simple" xlink:href="#__RefHeading___Toc1430_1747935133" office:name="Kits Arduino Giga R1 Wifi" text:style-name="Index_20_Link" text:visited-style-name="Index_20_Link">Kits Arduino Giga R1 Wifi<text:tab/>2</text:a></text:p>
          <text:p text:style-name="P2"><text:a xlink:type="simple" xlink:href="#__RefHeading___Toc1432_1747935133" office:name="écran tactile Giga Display Shield 800 x 600 pixel" text:style-name="Index_20_Link" text:visited-style-name="Index_20_Link">écran tactile Giga Display Shield 800 x 600 pixel<text:tab/>2</text:a></text:p>
          <text:p text:style-name="P1"><text:a xlink:type="simple" xlink:href="#__RefHeading___Toc2_1747935133" office:name="Liste" text:style-name="Index_20_Link" text:visited-style-name="Index_20_Link">Liste<text:tab/>3</text:a></text:p>
          <text:p text:style-name="P2"><text:a xlink:type="simple" xlink:href="#__RefHeading___Toc30_1747935133" office:name="Étudiant 1 :" text:style-name="Index_20_Link" text:visited-style-name="Index_20_Link">Étudiant 1 :<text:tab/>3</text:a></text:p>
          <text:p text:style-name="P2"><text:a xlink:type="simple" xlink:href="#__RefHeading___Toc32_1747935133" office:name="Étudiant 2 :" text:style-name="Index_20_Link" text:visited-style-name="Index_20_Link">Étudiant 2 :<text:tab/>3</text:a></text:p>
          <text:p text:style-name="P2"><text:a xlink:type="simple" xlink:href="#__RefHeading___Toc34_1747935133" office:name="Étudiant 3 :" text:style-name="Index_20_Link" text:visited-style-name="Index_20_Link">Étudiant 3 :<text:tab/>3</text:a></text:p>
          <text:p text:style-name="P2"><text:a xlink:type="simple" xlink:href="#__RefHeading___Toc36_1747935133" office:name="Étudiant 4 :" text:style-name="Index_20_Link" text:visited-style-name="Index_20_Link">Étudiant 4 :<text:tab/>3</text:a></text:p>
          <text:p text:style-name="P1"><text:a xlink:type="simple" xlink:href="#__RefHeading___Toc338_1315140648" office:name="Syntaxe XML" text:style-name="Index_20_Link" text:visited-style-name="Index_20_Link">Syntaxe XML<text:tab/>4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P3" text:outline-level="1"><text:bookmark-start text:name="__RefHeading___Toc1428_1747935133"/>Liste Materiel<text:bookmark-end text:name="__RefHeading___Toc1428_1747935133"/></text:h>
      <text:h text:style-name="P4" text:outline-level="2"><text:bookmark-start text:name="__RefHeading___Toc1430_1747935133"/>Kits Arduino Giga R1 Wif<text:span text:style-name="T1">i</text:span><text:bookmark-end text:name="__RefHeading___Toc1430_1747935133"/></text:h>
      <text:p text:style-name="P5"><text:a xlink:type="simple" xlink:href="https://store.arduino.cc/collections/giga/products/giga-r1-wifi" text:style-name="Internet_20_link" text:visited-style-name="Visited_20_Internet_20_Link">https://store.arduino.cc/collections/giga/products/giga-r1-wifi</text:a></text:p>
      <text:h text:style-name="P6" text:outline-level="2"><text:bookmark-start text:name="__RefHeading___Toc1432_1747935133"/>écran tactile Giga Display Shield 800 x 600 pixel<text:bookmark-end text:name="__RefHeading___Toc1432_1747935133"/></text:h>
      <text:p text:style-name="P5"><text:a xlink:type="simple" xlink:href="https://www.gotronic.fr/art-arduino-giga-display-shield-asx00039-37743.htm?srsltid=AfmBOoo1ZHqVqlS-VH7clX_2S3GWlCGOwqfHS8DzYM00JNYPErBoEgz9" text:style-name="Internet_20_link" text:visited-style-name="Visited_20_Internet_20_Link">https://www.gotronic.fr/art-arduino-giga-display-shield-asx00039-37743.htm?srsltid=AfmBOoo1ZHqVqlS-VH7clX_2S3GWlCGOwqfHS8DzYM00JNYPErBoEgz9</text:a></text:p>
      <text:p text:style-name="P5"/>
      <text:h text:style-name="P7" text:outline-level="1"><text:bookmark-start text:name="__RefHeading___Toc2_1747935133"/>Liste<text:bookmark-end text:name="__RefHeading___Toc2_1747935133"/></text:h>
      <text:h text:style-name="Heading_20_2" text:outline-level="2"><text:bookmark-start text:name="__RefHeading___Toc30_1747935133"/><text:span text:style-name="Strong_20_Emphasis">Étudiant 1 :</text:span><text:bookmark-end text:name="__RefHeading___Toc30_1747935133"/></text:h>
      <text:list text:style-name="L1">
        <text:list-item>
          <text:p text:style-name="P8">Définit le format du fichier <text:span text:style-name="Strong_20_Emphasis">XML</text:span></text:p>
        </text:list-item>
        <text:list-item>
          <text:p text:style-name="P8">Choisit comment lire le XML et récupérer les données</text:p>
        </text:list-item>
        <text:list-item>
          <text:p text:style-name="P8">Met en place la maquette <text:span text:style-name="Strong_20_Emphasis">VEL1</text:span></text:p>
        </text:list-item>
        <text:list-item>
          <text:p text:style-name="P8">Utilise au moins une autre maquette (par exemple température ou couple)</text:p>
        </text:list-item>
        <text:list-item>
          <text:p text:style-name="P8">Programme les classes pour lire les fichiers et gérer les entrées/sorties</text:p>
        </text:list-item>
        <text:list-item>
          <text:p text:style-name="P9">Écrit la documentation des classes et explique comment écrire le XML</text:p>
        </text:list-item>
      </text:list>
      <text:h text:style-name="Heading_20_2" text:outline-level="2"><text:bookmark-start text:name="__RefHeading___Toc32_1747935133"/><text:span text:style-name="Strong_20_Emphasis">Étudiant 2 :</text:span><text:bookmark-end text:name="__RefHeading___Toc32_1747935133"/></text:h>
      <text:list text:style-name="L2">
        <text:list-item>
          <text:p text:style-name="P10">Crée les éléments graphiques (boutons, textes, etc.)</text:p>
        </text:list-item>
        <text:list-item>
          <text:p text:style-name="P10">Programme l’interface utilisateur</text:p>
        </text:list-item>
        <text:list-item>
          <text:p text:style-name="P10">Gère l’affichage et les propriétés des éléments</text:p>
        </text:list-item>
        <text:list-item>
          <text:p text:style-name="P10">Peut ajouter une interface de réglage PID (optionnel)</text:p>
        </text:list-item>
        <text:list-item>
          <text:p text:style-name="P10">Écrit la documentation des classes graphiques</text:p>
        </text:list-item>
      </text:list>
      <text:h text:style-name="Heading_20_2" text:outline-level="2"><text:bookmark-start text:name="__RefHeading___Toc34_1747935133"/><text:span text:style-name="Strong_20_Emphasis">Étudiant 3 :</text:span><text:bookmark-end text:name="__RefHeading___Toc34_1747935133"/></text:h>
      <text:list text:style-name="L3">
        <text:list-item>
          <text:p text:style-name="P11">Gère les fichiers sur une clé USB</text:p>
        </text:list-item>
        <text:list-item>
          <text:p text:style-name="P11">Peut lister, lire et écrire des fichiers</text:p>
        </text:list-item>
        <text:list-item>
          <text:p text:style-name="P11">Travaille avec des fichiers <text:span text:style-name="Strong_20_Emphasis">XML</text:span> (descriptions de TP)</text:p>
        </text:list-item>
        <text:list-item>
          <text:p text:style-name="P11">Travaille avec des fichiers <text:span text:style-name="Strong_20_Emphasis">CSV</text:span> (mesures enregistrées)</text:p>
        </text:list-item>
        <text:list-item>
          <text:p text:style-name="P11">Crée des courbes à partir des fichiers CSV</text:p>
        </text:list-item>
        <text:list-item>
          <text:p text:style-name="P11">Programme les classes pour les fichiers et les graphiques</text:p>
        </text:list-item>
        <text:list-item>
          <text:p text:style-name="P11">Écrit la documentation des classes</text:p>
        </text:list-item>
      </text:list>
      <text:h text:style-name="Heading_20_2" text:outline-level="2"><text:bookmark-start text:name="__RefHeading___Toc36_1747935133"/><text:span text:style-name="Strong_20_Emphasis">Étudiant 4 :</text:span><text:bookmark-end text:name="__RefHeading___Toc36_1747935133"/></text:h>
      <text:list text:style-name="L4">
        <text:list-item>
          <text:p text:style-name="P12">Crée l’application principale</text:p>
        </text:list-item>
        <text:list-item>
          <text:p text:style-name="P12">Assemble tous les modules faits par les autres étudiants</text:p>
        </text:list-item>
        <text:list-item>
          <text:p text:style-name="P12">Gère les mesures et les essais</text:p>
        </text:list-item>
        <text:list-item>
          <text:p text:style-name="P12">Permet de régler les paramètres (démarrage, pause, arrêt, enregistrement…)</text:p>
        </text:list-item>
        <text:list-item>
          <text:p text:style-name="P12">Programme la classe principale du projet</text:p>
        </text:list-item>
        <text:list-item>
          <text:p text:style-name="P12">Écrit la documentation du projet et le manuel d’utilisation</text:p>
        </text:list-item>
      </text:list>
      <text:h text:style-name="P3" text:outline-level="1"><text:bookmark-start text:name="__RefHeading___Toc338_1315140648"/><text:soft-page-break/>Syntaxe XML<text:bookmark-end text:name="__RefHeading___Toc338_1315140648"/></text:h>
      <text:p text:style-name="P5">La syntaxe XML reconnue par le système développé doit faire l’objet d’une documentation détaillée.</text:p>
      <text:p text:style-name="P5">Concernant les widgets, elle doit notamment permettre l’usage des éléments suivants (liste non exhaustive) :</text:p>
      <text:p text:style-name="P5">• bouton-poussoir (pushbutton) ;</text:p>
      <text:p text:style-name="P5">• commutateur 2 positions (switch) ;</text:p>
      <text:p text:style-name="P5">• curseur linéaire (slider) ;</text:p>
      <text:p text:style-name="P5">• zone de texte mono-ligne (label) ;</text:p>
      <text:p text:style-name="P5">• témoin lumineux (led) ;</text:p>
      <text:p text:style-name="P5">• zone d’affichage de valeur ou de texte (display), éditable ou non ;</text:p>
      <text:p text:style-name="P5">• clavier numérique (keyboard) ;</text:p>
      <text:p text:style-name="P5">• image…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3T13:45:26.762574100</meta:creation-date>
    <dc:date>2026-02-11T08:35:49.394039900</dc:date>
    <meta:editing-duration>PT21H16M9S</meta:editing-duration>
    <meta:editing-cycles>11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56" meta:word-count="354" meta:character-count="2197" meta:non-whitespace-character-count="1922"/>
  </office:meta>
</office:document-meta>
</file>